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/>
      <style:text-properties style:font-name="Calibri" style:font-name-complex="Calibri" fo:color="#1F4E79"/>
    </style:style>
    <style:style style:name="T2" style:parent-style-name="DefaultParagraphFont" style:family="text">
      <style:text-properties style:font-name="Calibri" style:font-name-complex="Calibri" fo:color="#1F4E79" fo:language="nl" fo:country="NL"/>
    </style:style>
    <style:style style:name="T3" style:parent-style-name="DefaultParagraphFont" style:family="text">
      <style:text-properties style:font-name="Calibri" style:font-name-complex="Calibri" fo:color="#1F4E79" fo:language="nl" fo:country="NL"/>
    </style:style>
    <style:style style:name="T4" style:parent-style-name="Hyperlink" style:family="text">
      <style:text-properties style:font-name="Calibri" style:font-name-complex="Calibri" fo:language="nl" fo:country="NL"/>
    </style:style>
    <style:style style:name="P5" style:parent-style-name="NormalWeb" style:family="paragraph">
      <style:text-properties style:font-name="Calibri" style:font-name-complex="Calibri" fo:color="#1F4E79" fo:language="nl" fo:country="NL"/>
    </style:style>
    <style:style style:name="P6" style:parent-style-name="NormalWeb" style:family="paragraph">
      <style:text-properties style:font-name="Calibri" style:font-name-complex="Calibri" fo:color="#1F4E79" fo:language="nl" fo:country="NL"/>
    </style:style>
    <style:style style:name="P7" style:parent-style-name="NormalWeb" style:family="paragraph">
      <style:text-properties style:font-name="Calibri" style:font-name-complex="Calibri" fo:color="#1F4E79" fo:language="nl" fo:country="NL"/>
    </style:style>
    <style:style style:name="T8" style:parent-style-name="DefaultParagraphFont" style:family="text">
      <style:text-properties style:font-name="Calibri" style:font-name-complex="Calibri" fo:color="#1F4E79" fo:language="nl" fo:country="NL"/>
    </style:style>
    <style:style style:name="T9" style:parent-style-name="DefaultParagraphFont" style:family="text">
      <style:text-properties style:font-name="Calibri" style:font-name-complex="Calibri" fo:color="#1F4E79" fo:language="nl" fo:country="NL"/>
    </style:style>
    <style:style style:name="T10" style:parent-style-name="Hyperlink" style:family="text">
      <style:text-properties style:font-name="Calibri" style:font-name-complex="Calibri" fo:language="nl" fo:country="NL"/>
    </style:style>
    <style:style style:name="P11" style:parent-style-name="NormalWeb" style:family="paragraph">
      <style:text-properties fo:language="nl" fo:country="NL"/>
    </style:style>
  </office:automatic-styles>
  <office:body>
    <office:text text:use-soft-page-breaks="true">
      <text:p text:style-name="P1">Klimaatactie Dendermonde</text:p>
      <text:p text:style-name="NormalWeb"><text:span text:style-name="T2">Website:</text:span><text:span text:style-name="T3"><text:tab/></text:span><text:a xlink:href="http://www.klimaatactiedendermonde.be" office:target-frame-name="_top" xlink:show="replace"><text:span text:style-name="T4">www.klimaatactiedendermonde.be</text:span></text:a></text:p>
      <text:p text:style-name="P5">E-mail:<text:s/><text:tab/>info@klimaatactiedendermonde.be</text:p>
      <text:p text:style-name="P6">Telefoon:<text:s/><text:tab/>David Steeman 0475 85 83 67</text:p>
      <text:p text:style-name="P7">Telefoon:<text:tab/>Sabine 0495 94 05 92</text:p>
      <text:p text:style-name="NormalWeb"><text:span text:style-name="T8">Facebook:</text:span><text:span text:style-name="T9"><text:tab/></text:span><text:a xlink:href="https://www.facebook.com/Klimaatactie-Dendermonde-2523951150967140/" office:target-frame-name="_top" xlink:show="replace"><text:span text:style-name="T10">https://www.facebook.com/Klimaatactie-Dendermonde-2523951150967140/</text:span></text:a>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Calibri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Steeman</meta:initial-creator>
    <dc:creator>David Steeman</dc:creator>
    <meta:creation-date>2019-02-25T13:41:00Z</meta:creation-date>
    <dc:date>2019-02-25T15:49:00Z</dc:date>
    <meta:template xlink:href="Normal.dotm" xlink:type="simple"/>
    <meta:editing-cycles>3</meta:editing-cycles>
    <meta:editing-duration>PT120S</meta:editing-duration>
    <meta:document-statistic meta:page-count="1" meta:paragraph-count="1" meta:word-count="58" meta:character-count="392" meta:row-count="2" meta:non-whitespace-character-count="335"/>
  </office:meta>
</office:document-meta>
</file>